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bel" svg:font-family="Abe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src="URL IMAGE 500*250" class="img_box"&gt;&lt;h1&gt;&lt;!--<text:line-break/><text:line-break/>--&gt;Erland Mago&lt;/b&gt;&lt;!--<text:line-break/><text:line-break/>--&gt;&lt;/h1&gt;&lt;br /&gt;&lt;div class="box2"&gt;&lt;!--<text:line-break/><text:line-break/>--&gt;[b]Age : [/b] 24 ans<text:line-break/>[b]Sexe : [/b] Masculin<text:line-break/>[b]Surnom : [/b] ?<text:line-break/>[b]Groupe : [/b] Citoyen<text:line-break/>[b]Métier :[/b] Magicien / Homme à tout faire<text:line-break/>[b]Orientation sexuelle : [/b] Hétérosexuel<text:line-break/>[b]Particularité : [/b] Gaucher. Porte en permanence un grand chapeau de magicien et une cape dissimulant bon nombre de gadgets/objets truqués.<text:line-break/>&lt;h3&gt;Reverse Jesus&lt;/h3&gt;&lt;div style="padding-right:3px; line-height:12px; height:80px; overflow:auto; margin-bottom:5px;"&gt;Erland a la -merveilleuse- capacité de transformer n'importe quel alcool en eau. D'une utilité pas encore avérée, surtout pour un ivrogne comme lui.&lt;/div&gt;&lt;!--<text:line-break/><text:line-break/>--&gt;[b]Arme de prédilection : [/b] ECRIRE ICI &lt;!--<text:line-break/><text:line-break/>--&gt;&lt;/div&gt;&lt;br /&gt;&lt;table width="100%"&gt;&lt;tr&gt;&lt;td&gt;<text:line-break/>[quote]Physique et caractère[/quote]<text:line-break/>&lt;div style="padding-right:3px; height:300px; margin-left:-10px; overflow:auto; padding-left:10px; line-height: 17px; "&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text:soft-page-break/>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Standard"/>
      <text:p text:style-name="Standard"/>
      <text:p text:style-name="Standard">-Cheveux argentés<text:line-break/>-Des yeux dorés<text:line-break/>-Grand et corps élancé<text:line-break/>-Toujours avec un chapeau et une cape pour cacher une multitude d'objets/gadgets<text:line-break/>-Peut paraître froid aux premiers abords<text:line-break/><text:line-break/>-S'est juré de devenir un « magicien » de renom dans tout le royaume sans user de son don. Car après tout, toute technique assez avancée et maîtrisée peut passer pour de la magie!<text:line-break/>-Maîtrise donc à cet effet différents tours de passe-passe. Faire apparaître des pigeons de l'intérieur de son chapeau à l’apparence vide, faire apparaître une fleur de derrière l'oreille d'un enfant, se faire couper en deux dans une boite et en ressortir vivant et en un seul morceau...<text:line-break/>-Cherche à se perfectionner chaque jour et n'hésite pas à être imaginatif et à tenter de créer des outils mécaniques et scientifiques si nécessaire, même si mal vu par la société. Est donc un peu mécano aussi et aime toucher à tout.<text:line-break/>-Prétend au monde, pour se foutre des autres et pour rire, que sa magie est la vraie et unique magie universelle et que les pouvoirs magiques ne sont que des « fausses magies » créées par la fausse Déesse Lucy pour contrôler le peuple. Il se rend bien compte que c'est absurde, mais ça le fait rire et il aime exagérer les choses.<text:line-break/>-Crois par contre dur comme fer que les pouvoirs ne sont pas nécessaires pour se faire une place dans ce monde. De ce fait, Edmond Delancy « le sans-pouvoir » qui est devenu commandant de la garde sans don est l'un de ses héros.<text:line-break/>-Ne gagne pas beaucoup d'argent en montrant sa magie dans les rues, aussi il gagne son pain en tant qu'homme à tout faire également en attendant son jour de gloire. </text:p>
      <text:p text:style-name="Standard"><text:soft-page-break/>&lt;/div&gt;&lt;/td&gt;&lt;td width="100"&gt;&lt;div style="text-align:right;"&gt;&lt;!--<text:line-break/><text:line-break/>--&gt;&lt;img src="URL ICONE 1" style="margin:2px;"&gt;&lt;div style="width:100px;" class="bobox"&gt;&lt;!--<text:line-break/><text:line-break/>--&gt;&lt;a href=""&gt;Mystréieux*&lt;/a&gt; &lt;!--<text:line-break/>--&gt;&lt;a href=""&gt;Pince-sans-rire&lt;/a&gt; &lt;!--<text:line-break/>--&gt;&lt;a href=""&gt;Têtu&lt;/a&gt; &lt;!--<text:line-break/>--&gt;&lt;a href=""&gt;Borné&lt;/a&gt; &lt;!--<text:line-break/>--&gt;&lt;a href=""&gt;Curieux&lt;/a&gt; &lt;!--</text:p>
      <text:p text:style-name="Standard">--&gt;&lt;a href=""&gt;Débrouillard&lt;/a&gt; &lt;!--<text:line-break/><text:line-break/>--&gt;&lt;img src="URL ICONE 2" style="margin:2px;"&gt;&lt;/div&gt;&lt;!--<text:line-break/><text:line-break/>--&gt;&lt;/div&gt;&lt;/td&gt;&lt;/tr&gt;&lt;/table&gt;&lt;br /&gt;&lt;br /&gt;<text:line-break/>[quote]Histoire[/quote]<text:line-break/>&lt;div style="padding-right:3px; height:400px; line-height: 17px; overflow:auto;"&gt;</text:p>
      <text:p text:style-name="Standard"/>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text:p>
      <text:p text:style-name="Standard"/>
      <text:p text:style-name="Standard">&lt;/div&gt;&lt;br /&gt;&lt;/div&gt;&lt;br /&gt;&lt;br /&gt;&lt;div class="box"&gt;&lt;h11&gt;Derrière l'écran&lt;/h11&gt;&lt;!--<text:line-break/><text:line-break/>--&gt;<text:line-break/>[b]Source de l'avatar : [/b] [color=#00cccc][size=16]♂[/size][/color] [b]Edmond dantes – Fate grand order [/b]<text:line-break/><text:line-break/>[b]Double compte ? [/b] Nope<text:line-break/>[b]Comment avez vous découvert le forum ? [/b] J'ai créé internet<text:line-break/>[b]Disponibilités : [/b] Assez variables<text:line-break/>[b]Quelques mots sur vous ? [/b] J'aime la nature et les petits oiseaux ♫<text:line-break/>[b]Quelque chose à rajouter ? [/b] Poney<text:line-break/>&lt;/div&gt; </text:p>
      <text:p text:style-name="P1">&lt;div class="box"&gt;&lt;img class="img_box" src=" URL MINI BANN "&gt;&lt;h1&gt;Erland Mago &lt;/h1&gt;&lt;h2&gt;Magicien sans illusions&lt;/h2&gt;&lt;div class="separation"&gt; &lt;/div&gt;<text:line-break/>&lt;div class="prez1"&gt;&lt;h0&gt;?&lt;/h0&gt;&lt;!--<text:line-break/>--&gt;&lt;h0&gt;24 ans&lt;/h0&gt;&lt;!--<text:line-break/>--&gt;&lt;h0&gt;Masculin&lt;/h0&gt;&lt;!--<text:line-break/>--&gt;&lt;h0&gt;Citoyens&lt;/h0&gt;&lt;!--<text:line-break/>--&gt;&lt;h0&gt;Prestidigitateur/homme à tout faire&lt;/h0&gt;&lt;!--<text:line-break/>--&gt;&lt;/div&gt;&lt;div class="prez2"&gt;&lt;font class="sur"&gt;Description&lt;/font&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text:soft-page-break/>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lt;br&gt;&lt;div class="separation"&gt; &lt;/div&gt;&lt;br&gt;&lt;!--<text:line-break/><text:line-break/>--&gt;&lt;font class="sur"&gt;+&lt;/font&gt;[b]Particularité : [/b] Gaucher<text:line-break/>&lt;font class="sur"&gt;+&lt;/font&gt;[b]Orientation sexuelle : [/b] Hétérosexuel<text:line-break/>&lt;font class="sur"&gt;+&lt;/font&gt;[b]Funfact : [/b] Porte en permanence un grand chapeau de magicien et une cape dissimulant bon nombre de gadgets/objets truqués.<text:line-break/>&lt;!--<text:line-break/><text:line-break/>--&gt;&lt;/div&gt;&lt;/div&gt;&lt;div class="box3"&gt;&lt;h3 style="background-color:#ffffff; margin-top:0px;"&gt; Pouvoir &lt;/h3&gt;&lt;!--<text:line-break/><text:line-break/>--&gt;[b]Nom du pouvoir : [/b] Reverse Jesus<text:line-break/>[b]Catégorie : [/b]  En fonction des catégories du listing<text:line-break/>&lt;div class="separation"&gt; &lt;/div&gt; Erland a la -merveilleuse- capacité de transformer n'importe quel alcool en eau. D'une utilité pas encore avérée, surtout pour un ivrogne comme lui.&lt;/div&gt;</text:p>
      <text:p text:style-name="Standard">&lt;div class="box"&gt;&lt;h3 style="margin-top:0px;"&gt;Histoire du personnage&lt;/h3&gt; &lt;div class="box_prez"&gt;</text:p>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Les tuteurs et les domestiques se partageaient son apprentissage, son père et sa mère souvent absents pour des raisons professionnelles, tantôt pour lui inculquer les connaissances scolaires nécessaires à son bon développement, tantôt pour lui enseigner la politesse, les bonnes manières et la conduite à adopter en société. En parallèle de son éducation, le garçon aux cheveux argentés eut la joie de se voir gratifier d'une petite sœur, de deux ans sa cadette. Ils devinrent rapidement complices -dès que la petite fut en mesure de parler, pour être honnête- et Erland passait le plus clair de son temps libre à s'occuper d'elle. A peu de choses près, la vie de ce dernier avait parfaitement commencé. A peu de choses près...</text:p>
      <text:p text:style-name="Standard"/>
      <text:p text:style-name="Standard">Oui mais voilà, tout n'est jamais vraiment rose, et une ombre fit rapidement son apparition sur ce tableau si idyllique ; elle se présenta de manière assez anodine, lorsque le garçon atteint l'âge des cinq ans. Que se passa-t-il exactement, me demanderez-vous ? Eh bien justement, rien. Et en quoi est-ce un problème, reviendrez-vous à la charge ? Eh bien figurez-vous que la famille Mago a une petite particularité : ils jugent de la valeur d'une personne en fonction de la puissance du pouvoir dont elle a hérité. Aussi, lorsqu'à l'âge où les capacités magiques se déclarent normalement, le petit Erland ne montra pas le moindre signe de faculté spéciale, ses parents commencèrent doucement <text:soft-page-break/>mais sûrement à s'inquiéter. Bien sûr, au début personne ne s'affola. Après tout, il restait assez commun de ne pas voir son pouvoir se révéler si jeune. On pensa qu'il suffisait d'attendre. De prendre son mal en patience. Et il ne faisait aucun doute qu'alors le petit Erland ferait honneur à sa famille et obtiendrait un pouvoir extrêmement puissant.</text:p>
      <text:p text:style-name="Standard"/>
      <text:p text:style-name="Standard">Hélas, la patience de la famille Mago ne fut jamais récompensée. Les jours d'attente devinrent des lunes, les lunes des années. Et ce qui n'était qu'un vague sentiment d'inquiétude se transforma petit à petit en une honte indescriptible pour ses parents, allant jusqu'à devenir un mépris à peine dissimulé pour leur bon à rien de fils. Terrassé par le malheur d'être le canard boiteux de sa lignée, celui-ci redoublait d'efforts pour tenter de découvrir en quoi consistait son pouvoir. Malheureusement pour lui, rien n'y faisait. Erland se vit devenir le paria de sa famille, désespéré par sa propre impuissance. <text:s/></text:p>
      <text:p text:style-name="Standard"/>
      <text:p text:style-name="Standard">La situation devint encore moins confortable lorsque sa petite sœur obtint elle son pouvoir, avant que lui-même n'ait fait la moindre avancée en la matière. Dès lors, leur complicité disparut, tout comme Erland disparut aux yeux de leurs parents. Même sa cadette le méprisait désormais. La solitude devint son seul compagnon. C'est alors que l'un des domestiques qui s'était pris d'affection -de pitié ?- pour lui se mis en tête de lui remonter le moral, tâche ingrate s'il en était. Pour cela, il lui montra des tours de passe-passe supposés le distraire de ses tracas. Et cela fonctionna à merveille. Erland accrocha très vite à la prestidigitation, </text:p>
      <text:p text:style-name="Standard"/>
      <text:p text:style-name="Standard">&lt;/div&gt;&lt;/div&gt;&lt;div class="box3"&gt; &lt;/div&gt;&lt;div class="box"&gt;&lt;h3 style="margin-top:0px;"&gt;Derrière l'écran&lt;/h3&gt;&lt;img class="ico_prez" src="https://imgur.com/G1uGWlO.jpg" align=right&gt;Il y a... &lt;font class="sur"&gt;Toé&lt;/font&gt; <text:line-break/><text:line-break/>[b]Double compte ?[/b] Nope<text:line-break/>[b]Comment avez-vous découvert le forum ? [/b] J'ai créé internet<text:line-break/>[b]Votre disponibilité : [/b] Variable<text:line-break/>[b]Quelque chose à rajouter ? [/b] Poney<text:line-break/><text:line-break/>[b]Source de l'avatar :[/b] <text:line-break/>[code]<text:line-break/>[color=#00cccc][size=16]♂[/size][/color] [b]FATE GRAND ORDER[/b], Edmond dantes @"Erland Mago"<text:line-break/>[/code]<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bel" svg:font-family="Abe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06T19:46:19.24</dc:date>
    <meta:editing-duration>PT12H56M21S</meta:editing-duration>
    <meta:editing-cycles>484</meta:editing-cycles>
    <meta:generator>OpenOffice/4.1.1$Win32 OpenOffice.org_project/411m6$Build-9775</meta:generator>
    <dc:creator>Théo </dc:creator>
    <meta:document-statistic meta:table-count="0" meta:image-count="0" meta:object-count="0" meta:page-count="6" meta:paragraph-count="29" meta:word-count="3038" meta:character-count="19131"/>
  </office:meta>
</office:document-meta>
</file>